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3" style:family="paragraph" style:parent-style-name="Preformatted_20_Text">
      <style:text-properties style:font-name="Times New Roman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'oo QA Reloaded' Onepager</text:span> </text:p>
      <text:p text:style-name="P2">by Chris Lukasiak</text:p>
      <text:p text:style-name="P3"/>
      <text:p text:style-name="P4"><text:span text:style-name="T1">motivation</text:span>: support vibrant community &amp; improve oo qa process on oo</text:p>
      <text:p text:style-name="P4">(qa is the most vibrating part of oo, so it should get more popular / visible)</text:p>
      <text:p text:style-name="P5">support/reorganize community + improve qa process -&gt; create new test cycle</text:p>
      <text:p text:style-name="P6">(to establish similar structure like proven in so qa)</text:p>
      <text:p text:style-name="P3"/>
      <text:p text:style-name="P5">support/reorganize community</text:p>
      <text:p text:style-name="P4">(get new user / support old qa members)</text:p>
      <text:p text:style-name="P3"/>
      <text:p text:style-name="P3"><text:tab/><text:tab/>make test process easier and more transparent</text:p>
      <text:p text:style-name="P3"><text:tab/><text:tab/>pick up unexperienced user</text:p>
      <text:p text:style-name="P3"><text:s text:c="8"/><text:tab/><text:tab/>establish qa participation steps (report bugs/execute ts/join qa)</text:p>
      <text:p text:style-name="P3"><text:s text:c="8"/><text:tab/><text:tab/>make project more popular / visible</text:p>
      <text:p text:style-name="P3"><text:tab/><text:tab/>give qa more structure, clear responsibility (hierarchy?)</text:p>
      <text:p text:style-name="P3"><text:tab/><text:tab/>bind older qa member in new roles / reorganize qa members in app. chapters</text:p>
      <text:p text:style-name="P3"/>
      <text:p text:style-name="P3"/>
      <text:p text:style-name="P5">improve qa process </text:p>
      <text:p text:style-name="P3"><text:s text:c="8"/><text:tab/></text:p>
      <text:p text:style-name="P3"><text:tab/> <text:s text:c="7"/><text:tab/>define test process (something between so qa and oo language testing)</text:p>
      <text:p text:style-name="P3"><text:tab/><text:tab/>connect single parts (from ts to green state of tested version)</text:p>
      <text:p text:style-name="P3"><text:s text:c="8"/><text:tab/><text:tab/>give testcase specification (like used in in so qa)</text:p>
      <text:p text:style-name="P3"><text:s text:c="8"/><text:tab/><text:tab/>give further info (to have a main info point for everything)</text:p>
      <text:p text:style-name="P3"><text:s text:c="8"/><text:tab/><text:tab/>fit tcm tool (is designed for language testing and must be reworked)</text:p>
      <text:p text:style-name="P3"><text:tab/><text:tab/>give better overview of teststate / issues etc. (at the moment only at the tcm tool)</text:p>
      <text:p text:style-name="P3"/>
      <text:p text:style-name="P3"/>
      <text:p text:style-name="P5">establish new test cycle</text:p>
      <text:p text:style-name="P7"/>
      <text:p text:style-name="P4">(similar to so qa test process <text:span text:style-name="T2">release)</text:span></text:p>
      <text:p text:style-name="P4">new version available</text:p>
      <text:p text:style-name="P4">qa leads trigger qa team members</text:p>
      <text:p text:style-name="P4">qa team members execute defined tests</text:p>
      <text:p text:style-name="P4">qa team members give result in tooling (tcm?)</text:p>
      <text:p text:style-name="P4">results can be seen in overview matrix (todo check)</text:p>
      <text:p text:style-name="P4">version is rateable if deliverable or not</text:p>
      <text:p text:style-name="P4">qa lead can acknowledge</text:p>
      <text:p text:style-name="P8"/>
      <text:p text:style-name="P8"/>
      <text:p text:style-name="P5">project in five steps</text:p>
      <text:p text:style-name="P3"/>
      <text:p text:style-name="P3"><text:tab/><text:tab/><text:tab/>1. restructure QA starter page</text:p>
      <text:p text:style-name="P3"><text:tab/><text:tab/><text:tab/>2. establish testplan specifications on oo wicki</text:p>
      <text:p text:style-name="P3"><text:tab/><text:tab/><text:tab/>3. prepare TCM for testplan specification and QA process</text:p>
      <text:p text:style-name="P3"><text:tab/><text:tab/><text:tab/>4. create overview matrix</text:p>
      <text:p text:style-name="P3"><text:tab/><text:tab/><text:tab/>5. make project more popular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7$Build-9044</meta:generator>
    <meta:creation-date>2006-11-13T11:46:51</meta:creation-date>
    <dc:date>2007-03-06T17:37:26</dc:date>
    <meta:print-date>2007-02-19T12:32:30</meta:print-date>
    <dc:language>en-US</dc:language>
    <meta:editing-cycles>282</meta:editing-cycles>
    <meta:editing-duration>P4DT22H15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7" meta:word-count="267" meta:character-count="1715"/>
  </office:meta>
</office:document-meta>
</file>